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Black" svg:font-family="'Noto Sans Mono Black'" style:font-adornments="Regular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158466" draw:marker-end="Arrowheads_20_16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158466" draw:marker-end="Arrowheads_20_18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158466" draw:marker-end="Arrowheads_20_19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158466" draw:marker-end="Arrowheads_20_20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3465a4" draw:marker-end="Arrowheads_20_2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3465a4" draw:marker-end="Arrowheads_20_22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3465a4" draw:marker-end="Arrowheads_20_23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3465a4" draw:marker-end="Arrowheads_20_24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158466" draw:marker-end="Arrowheads_20_25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158466" draw:marker-end="Arrowheads_20_26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3465a4" draw:marker-end="Arrowheads_20_27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Arrowheads_20_28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158466" draw:marker-end="Arrowheads_20_2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158466" draw:marker-end="Arrowheads_20_30" draw:marker-end-width="0.3cm" draw:fill="none" draw:textarea-vertical-align="middle" loext:decorative="fals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36" style:family="graphic" style:parent-style-name="objectwithoutfill">
      <style:graphic-properties svg:stroke-color="#158466" draw:marker-end="Arrowheads_20_50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158466" draw:marker-end="Arrowheads_20_51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 loext:decorative="false"/>
      <style:paragraph-properties style:writing-mode="lr-tb"/>
    </style:style>
    <style:style style:name="gr40" style:family="graphic" style:parent-style-name="standard">
      <style:graphic-properties draw:stroke="none" svg:stroke-color="#158466" draw:fill="none" fo:min-height="0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3.314cm" svg:y="16.967cm">
          <text:p text:style-name="P1"><text:span text:style-name="T1">2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7cm" svg:x="2.044cm" svg:y="16.967cm">
          <text:p text:style-name="P1"><text:span text:style-name="T1">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27cm" svg:height="1.27cm" svg:x="4.584cm" svg:y="16.967cm">
          <text:p text:style-name="P1"><text:span text:style-name="T1">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7cm" svg:height="1.27cm" svg:x="0.774cm" svg:y="16.967cm">
          <text:p text:style-name="P1"><text:span text:style-name="T1">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27cm" svg:height="1.27cm" svg:x="5.854cm" svg:y="16.967cm">
          <text:p text:style-name="P1"><text:span text:style-name="T1">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27cm" svg:height="1.27cm" svg:x="7.124cm" svg:y="16.967cm">
          <text:p text:style-name="P1"><text:span text:style-name="T1">5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7cm" svg:x="8.394cm" svg:y="16.967cm">
          <text:p text:style-name="P1"><text:span text:style-name="T1">6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1.27cm" svg:x="10.934cm" svg:y="16.967cm">
          <text:p text:style-name="P1"><text:span text:style-name="T1">8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27cm" svg:height="1.27cm" svg:x="9.664cm" svg:y="16.967cm">
          <text:p text:style-name="P1"><text:span text:style-name="T1">7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27cm" svg:height="1.27cm" svg:x="12.204cm" svg:y="16.967cm">
          <text:p text:style-name="P1"><text:span text:style-name="T1">9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7cm" svg:height="1.27cm" svg:x="13.474cm" svg:y="16.967cm">
          <text:p text:style-name="P1"><text:span text:style-name="T1">10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7cm" svg:height="1.27cm" svg:x="14.744cm" svg:y="16.967cm">
          <text:p text:style-name="P1"><text:span text:style-name="T1">11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284cm" svg:y="16.967cm">
          <text:p text:style-name="P1"><text:span text:style-name="T1">13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27cm" svg:height="1.27cm" svg:x="18.554cm" svg:y="16.967cm">
          <text:p text:style-name="P1"><text:span text:style-name="T1">14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27cm" svg:height="1.27cm" svg:x="16.014cm" svg:y="16.967cm">
          <text:p text:style-name="P1"><text:span text:style-name="T1">12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.409cm" svg:y1="16.967cm" svg:x2="2.679cm" svg:y2="16.967cm" draw:start-shape="id1" draw:start-glue-point="0" draw:end-shape="id2" draw:end-glue-point="0" svg:d="M1409 16967v-501h1270v501" svg:viewBox="0 0 1271 502">
          <text:p/>
        </draw:connector>
        <draw:connector draw:style-name="gr3" draw:text-style-name="P3" draw:layer="layout" svg:x1="1.409cm" svg:y1="16.967cm" svg:x2="3.949cm" svg:y2="16.967cm" draw:start-shape="id1" draw:start-glue-point="0" draw:end-shape="id3" draw:end-glue-point="0" svg:d="M1409 16967v-501h2540v501" svg:viewBox="0 0 2541 502">
          <text:p/>
        </draw:connector>
        <draw:connector draw:style-name="gr4" draw:text-style-name="P3" draw:layer="layout" draw:line-skew="0.451cm" svg:x1="2.679cm" svg:y1="18.237cm" svg:x2="5.219cm" svg:y2="18.237cm" draw:start-shape="id2" draw:start-glue-point="2" draw:end-shape="id4" draw:end-glue-point="2" svg:d="M2679 18237v952h2540v-952" svg:viewBox="0 0 2541 953">
          <text:p/>
        </draw:connector>
        <draw:connector draw:style-name="gr5" draw:text-style-name="P3" draw:layer="layout" draw:line-skew="0.451cm" svg:x1="2.679cm" svg:y1="18.237cm" svg:x2="6.489cm" svg:y2="18.237cm" draw:start-shape="id2" draw:start-glue-point="2" draw:end-shape="id5" draw:end-glue-point="2" svg:d="M2679 18237v952h3810v-952" svg:viewBox="0 0 3811 953">
          <text:p/>
        </draw:connector>
        <draw:connector draw:style-name="gr6" draw:text-style-name="P3" draw:layer="layout" draw:line-skew="0.134cm" svg:x1="3.949cm" svg:y1="18.237cm" svg:x2="7.885cm" svg:y2="18.305cm" draw:start-shape="id3" draw:start-glue-point="2" svg:d="M3949 18237v635h3936v-567" svg:viewBox="0 0 3937 636">
          <text:p/>
        </draw:connector>
        <draw:connector draw:style-name="gr7" draw:text-style-name="P3" draw:layer="layout" draw:line-skew="0.134cm" svg:x1="3.949cm" svg:y1="18.237cm" svg:x2="9.029cm" svg:y2="18.237cm" draw:start-shape="id3" draw:start-glue-point="2" draw:end-shape="id6" draw:end-glue-point="2" svg:d="M3949 18237v635h5080v-635" svg:viewBox="0 0 5081 636">
          <text:p/>
        </draw:connector>
        <draw:connector draw:style-name="gr8" draw:text-style-name="P3" draw:layer="layout" svg:x1="5.219cm" svg:y1="16.967cm" svg:x2="10.299cm" svg:y2="16.967cm" draw:start-shape="id4" draw:start-glue-point="0" draw:end-shape="id7" draw:end-glue-point="0" svg:d="M5219 16967v-501h5080v501" svg:viewBox="0 0 5081 502">
          <text:p/>
        </draw:connector>
        <draw:connector draw:style-name="gr9" draw:text-style-name="P3" draw:layer="layout" svg:x1="5.219cm" svg:y1="16.967cm" svg:x2="11.569cm" svg:y2="16.967cm" draw:start-shape="id4" draw:start-glue-point="0" draw:end-shape="id8" draw:end-glue-point="0" svg:d="M5219 16967v-501h6350v501" svg:viewBox="0 0 6351 502">
          <text:p/>
        </draw:connector>
        <draw:connector draw:style-name="gr10" draw:text-style-name="P3" draw:layer="layout" draw:line-skew="-0.452cm" svg:x1="6.489cm" svg:y1="16.967cm" svg:x2="12.839cm" svg:y2="16.967cm" draw:start-shape="id5" draw:start-glue-point="0" draw:end-shape="id9" draw:end-glue-point="0" svg:d="M6489 16967v-953h6350v953" svg:viewBox="0 0 6351 954">
          <text:p/>
        </draw:connector>
        <draw:connector draw:style-name="gr11" draw:text-style-name="P3" draw:layer="layout" draw:line-skew="-0.452cm" svg:x1="6.489cm" svg:y1="16.967cm" svg:x2="14.109cm" svg:y2="16.967cm" draw:start-shape="id5" draw:start-glue-point="0" draw:end-shape="id10" svg:d="M6489 16967v-953h7620v953" svg:viewBox="0 0 7621 954">
          <text:p/>
        </draw:connector>
        <draw:connector draw:style-name="gr12" draw:text-style-name="P3" draw:layer="layout" draw:line-skew="-0.769cm" svg:x1="7.759cm" svg:y1="16.967cm" svg:x2="15.379cm" svg:y2="16.967cm" draw:start-shape="id11" draw:start-glue-point="0" draw:end-shape="id12" draw:end-glue-point="0" svg:d="M7759 16967v-1270h7620v1270" svg:viewBox="0 0 7621 1271">
          <text:p/>
        </draw:connector>
        <draw:connector draw:style-name="gr13" draw:text-style-name="P3" draw:layer="layout" draw:line-skew="-0.769cm" svg:x1="7.759cm" svg:y1="16.967cm" svg:x2="16.649cm" svg:y2="16.967cm" draw:start-shape="id11" draw:end-shape="id13" draw:end-glue-point="0" svg:d="M7759 16967v-1270h8890v1270" svg:viewBox="0 0 8891 1271">
          <text:p/>
        </draw:connector>
        <draw:connector draw:style-name="gr14" draw:text-style-name="P3" draw:layer="layout" draw:line-skew="-1.087cm" svg:x1="9.029cm" svg:y1="16.967cm" svg:x2="17.773cm" svg:y2="16.892cm" draw:start-shape="id6" draw:start-glue-point="0" svg:d="M9029 16967v-1588h8744v1513" svg:viewBox="0 0 8745 1589">
          <text:p/>
        </draw:connector>
        <draw:connector draw:style-name="gr15" draw:text-style-name="P3" draw:layer="layout" draw:line-skew="-1.087cm" svg:x1="9.029cm" svg:y1="16.967cm" svg:x2="19.189cm" svg:y2="16.967cm" draw:start-shape="id6" draw:start-glue-point="0" draw:end-shape="id14" draw:end-glue-point="0" svg:d="M9029 16967v-1588h10160v1588" svg:viewBox="0 0 10161 1589">
          <text:p/>
        </draw:connector>
        <draw:custom-shape draw:style-name="gr16" draw:text-style-name="P4" xml:id="id15" draw:id="id15" draw:layer="layout" svg:width="1.905cm" svg:height="1.27cm" svg:x="8.712cm" svg:y="2.679cm">
          <text:p text:style-name="P1">5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1.905cm" svg:height="1.27cm" svg:x="6.489cm" svg:y="4.584cm">
          <text:p text:style-name="P1">2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1.905cm" svg:height="1.27cm" svg:x="11.252cm" svg:y="4.584cm">
          <text:p text:style-name="P1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8" draw:id="id18" draw:layer="layout" svg:width="1.905cm" svg:height="1.27cm" svg:x="4.902cm" svg:y="7.12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19" draw:id="id19" draw:layer="layout" svg:width="1.905cm" svg:height="1.27cm" svg:x="7.76cm" svg:y="7.124cm">
          <text:p text:style-name="P1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0" draw:id="id20" draw:layer="layout" svg:width="1.905cm" svg:height="1.27cm" svg:x="9.982cm" svg:y="7.124cm">
          <text:p text:style-name="P1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1" draw:id="id21" draw:layer="layout" svg:width="1.905cm" svg:height="1.27cm" svg:x="12.839cm" svg:y="7.124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2" draw:id="id22" draw:layer="layout" svg:width="1.905cm" svg:height="1.27cm" svg:x="3.315cm" svg:y="9.02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3" draw:id="id23" draw:layer="layout" svg:width="1.905cm" svg:height="1.27cm" svg:x="4.585cm" svg:y="11.25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4" draw:id="id24" draw:layer="layout" svg:width="1.905cm" svg:height="1.27cm" svg:x="8.712cm" svg:y="9.347cm">
          <text:p text:style-name="P1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5" draw:id="id25" draw:layer="layout" svg:width="2.223cm" svg:height="1.27cm" svg:x="14.109cm" svg:y="9.347cm">
          <text:p text:style-name="P1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line" svg:x1="8.991cm" svg:y1="3.763cm" svg:x2="7.442cm" svg:y2="4.584cm" draw:start-shape="id15" draw:start-glue-point="7" draw:end-shape="id16" draw:end-glue-point="4" svg:d="M8991 3763l-1549 821" svg:viewBox="0 0 1550 822">
          <text:p/>
        </draw:connector>
        <draw:connector draw:style-name="gr20" draw:text-style-name="P3" draw:layer="layout" draw:type="line" svg:x1="10.338cm" svg:y1="3.763cm" svg:x2="12.205cm" svg:y2="4.584cm" draw:start-shape="id15" draw:start-glue-point="9" draw:end-shape="id17" draw:end-glue-point="4" svg:d="M10338 3763l1867 821" svg:viewBox="0 0 1868 822">
          <text:p/>
        </draw:connector>
        <draw:connector draw:style-name="gr21" draw:text-style-name="P3" draw:layer="layout" draw:type="line" svg:x1="6.768cm" svg:y1="5.668cm" svg:x2="5.855cm" svg:y2="7.124cm" draw:start-shape="id16" draw:start-glue-point="7" draw:end-shape="id18" draw:end-glue-point="4" svg:d="M6768 5668l-913 1456" svg:viewBox="0 0 914 1457">
          <text:p/>
        </draw:connector>
        <draw:connector draw:style-name="gr22" draw:text-style-name="P3" draw:layer="layout" draw:type="line" svg:x1="8.115cm" svg:y1="5.668cm" svg:x2="8.713cm" svg:y2="7.124cm" draw:start-shape="id16" draw:start-glue-point="9" draw:end-shape="id19" draw:end-glue-point="4" svg:d="M8115 5668l598 1456" svg:viewBox="0 0 599 1457">
          <text:p/>
        </draw:connector>
        <draw:connector draw:style-name="gr23" draw:text-style-name="P3" draw:layer="layout" draw:type="line" svg:x1="11.531cm" svg:y1="5.668cm" svg:x2="10.934cm" svg:y2="7.124cm" draw:start-shape="id17" draw:start-glue-point="7" draw:end-shape="id20" svg:d="M11531 5668l-597 1456" svg:viewBox="0 0 598 1457">
          <text:p/>
        </draw:connector>
        <draw:connector draw:style-name="gr24" draw:text-style-name="P3" draw:layer="layout" draw:type="line" svg:x1="12.878cm" svg:y1="5.668cm" svg:x2="13.792cm" svg:y2="7.124cm" draw:start-shape="id17" draw:start-glue-point="9" draw:end-shape="id21" draw:end-glue-point="4" svg:d="M12878 5668l914 1456" svg:viewBox="0 0 915 1457">
          <text:p/>
        </draw:connector>
        <draw:connector draw:style-name="gr25" draw:text-style-name="P3" draw:layer="layout" draw:type="line" svg:x1="5.181cm" svg:y1="8.208cm" svg:x2="4.268cm" svg:y2="9.029cm" draw:start-shape="id18" draw:start-glue-point="7" draw:end-shape="id22" draw:end-glue-point="4" svg:d="M5181 8208l-913 821" svg:viewBox="0 0 914 822">
          <text:p/>
        </draw:connector>
        <draw:connector draw:style-name="gr26" draw:text-style-name="P3" draw:layer="layout" draw:type="line" svg:x1="4.941cm" svg:y1="10.113cm" svg:x2="5.538cm" svg:y2="11.252cm" draw:start-shape="id22" draw:start-glue-point="9" draw:end-shape="id23" draw:end-glue-point="4" svg:d="M4941 10113l597 1139" svg:viewBox="0 0 598 1140">
          <text:p/>
        </draw:connector>
        <draw:connector draw:style-name="gr27" draw:text-style-name="P3" draw:layer="layout" draw:type="line" svg:x1="9.386cm" svg:y1="8.208cm" svg:x2="9.665cm" svg:y2="9.347cm" draw:start-shape="id19" draw:start-glue-point="9" draw:end-shape="id24" draw:end-glue-point="4" svg:d="M9386 8208l279 1139" svg:viewBox="0 0 280 1140">
          <text:p/>
        </draw:connector>
        <draw:connector draw:style-name="gr28" draw:text-style-name="P3" draw:layer="layout" draw:type="line" svg:x1="14.465cm" svg:y1="8.208cm" svg:x2="15.221cm" svg:y2="9.347cm" draw:start-shape="id21" draw:start-glue-point="9" draw:end-shape="id25" draw:end-glue-point="4" svg:d="M14465 8208l756 1139" svg:viewBox="0 0 757 1140">
          <text:p/>
        </draw:connector>
        <draw:custom-shape draw:style-name="gr17" draw:text-style-name="P2" xml:id="id26" draw:id="id26" draw:layer="layout" svg:width="1.905cm" svg:height="1.27cm" svg:x="2.045cm" svg:y="11.25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line" svg:x1="3.594cm" svg:y1="10.113cm" svg:x2="2.998cm" svg:y2="11.252cm" draw:start-shape="id22" draw:start-glue-point="7" draw:end-shape="id26" draw:end-glue-point="4" svg:d="M3594 10113l-596 1139" svg:viewBox="0 0 597 1140">
          <text:p/>
        </draw:connector>
        <draw:custom-shape draw:style-name="gr16" draw:text-style-name="P4" xml:id="id27" draw:id="id27" draw:layer="layout" svg:width="1.905cm" svg:height="1.27cm" svg:x="7.125cm" svg:y="11.252cm">
          <text:p text:style-name="P1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8" draw:id="id28" draw:layer="layout" svg:width="1.905cm" svg:height="1.27cm" svg:x="9.982cm" svg:y="11.252cm">
          <text:p text:style-name="P1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8.991cm" svg:y1="10.431cm" svg:x2="8.078cm" svg:y2="11.252cm" draw:start-shape="id24" draw:start-glue-point="7" draw:end-shape="id27" draw:end-glue-point="4" svg:d="M8991 10431l-913 821" svg:viewBox="0 0 914 822">
          <text:p/>
        </draw:connector>
        <draw:connector draw:style-name="gr31" draw:text-style-name="P3" draw:layer="layout" draw:type="line" svg:x1="10.338cm" svg:y1="10.431cm" svg:x2="10.935cm" svg:y2="11.252cm" draw:start-shape="id24" draw:start-glue-point="9" draw:end-shape="id28" draw:end-glue-point="4" svg:d="M10338 10431l597 821" svg:viewBox="0 0 598 822">
          <text:p/>
        </draw:connector>
        <draw:custom-shape draw:style-name="gr17" draw:text-style-name="P2" xml:id="id29" draw:id="id29" draw:layer="layout" svg:width="1.905cm" svg:height="1.27cm" svg:x="11.887cm" svg:y="9.347cm">
          <text:p text:style-name="P1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line" svg:x1="13.118cm" svg:y1="8.208cm" svg:x2="12.84cm" svg:y2="9.347cm" draw:start-shape="id21" draw:start-glue-point="7" draw:end-shape="id29" draw:end-glue-point="4" svg:d="M13118 8208l-278 1139" svg:viewBox="0 0 279 1140">
          <text:p/>
        </draw:connector>
        <draw:custom-shape draw:style-name="gr17" draw:text-style-name="P2" xml:id="id30" draw:id="id30" draw:layer="layout" svg:width="1.905cm" svg:height="1.27cm" svg:x="13.157cm" svg:y="11.252cm">
          <text:p text:style-name="P1">8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line" svg:x1="13.513cm" svg:y1="10.431cm" svg:x2="14.11cm" svg:y2="11.252cm" draw:start-shape="id29" draw:start-glue-point="9" draw:end-shape="id30" draw:end-glue-point="4" svg:d="M13513 10431l597 821" svg:viewBox="0 0 598 822">
          <text:p/>
        </draw:connector>
        <draw:frame draw:style-name="gr34" draw:text-style-name="P5" xml:id="id31" draw:id="id31" draw:layer="layout" svg:width="1.888cm" svg:height="0.962cm" svg:x="8.729cm" svg:y="0.457cm">
          <draw:text-box>
            <text:p>root</text:p>
          </draw:text-box>
        </draw:frame>
        <draw:connector draw:style-name="gr35" draw:text-style-name="P3" draw:layer="layout" draw:type="line" svg:x1="9.673cm" svg:y1="1.419cm" svg:x2="9.665cm" svg:y2="2.679cm" draw:start-shape="id31" draw:end-shape="id15" draw:end-glue-point="4" svg:d="M9673 1419l-8 1260" svg:viewBox="0 0 9 1261">
          <text:p/>
        </draw:connector>
        <draw:custom-shape draw:style-name="gr1" draw:text-style-name="P2" xml:id="id32" draw:id="id32" draw:layer="layout" svg:width="1.27cm" svg:height="1.27cm" svg:x="19.824cm" svg:y="16.967cm">
          <text:p text:style-name="P1"><text:span text:style-name="T1">15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6" draw:text-style-name="P3" draw:layer="layout" svg:x1="10.299cm" svg:y1="18.237cm" svg:x2="19.189cm" svg:y2="18.237cm" draw:start-shape="id7" draw:end-shape="id14" draw:end-glue-point="2" svg:d="M10299 18237v501h8890v-501" svg:viewBox="0 0 8891 502">
          <text:p/>
        </draw:connector>
        <draw:connector draw:style-name="gr37" draw:text-style-name="P3" draw:layer="layout" svg:x1="10.299cm" svg:y1="18.237cm" svg:x2="20.459cm" svg:y2="18.237cm" draw:start-shape="id7" draw:start-glue-point="2" draw:end-shape="id32" draw:end-glue-point="2" svg:d="M10299 18237v501h10160v-501" svg:viewBox="0 0 10161 502">
          <text:p/>
        </draw:connector>
        <draw:frame draw:style-name="gr38" draw:text-style-name="P5" draw:layer="layout" svg:width="11.792cm" svg:height="7.361cm" svg:x="15.652cm" svg:y="0.488cm">
          <draw:text-box>
            <text:p># Max Heap:</text:p>
            <text:p><text:s text:c="3"/>Each node greater than children</text:p>
            <text:p># Min Heap:</text:p>
            <text:p><text:s text:c="3"/>Each node smaller than children</text:p>
            <text:p/>
            <text:p># Lets heapify (Max) this tree: </text:p>
            <text:p><text:s text:c="3"/>Heapification is bottom-up</text:p>
            <text:p><text:s text:c="3"/><text:span text:style-name="T2">Homework: heapify as Min Heap</text:span></text:p>
            <text:p/>
            <text:p/>
          </draw:text-box>
        </draw:frame>
        <draw:frame draw:style-name="gr39" draw:text-style-name="P5" draw:layer="layout" svg:width="4.49cm" svg:height="0.962cm" svg:x="0.729cm" svg:y="14.735cm">
          <draw:text-box>
            <text:p>Heap as array</text:p>
          </draw:text-box>
        </draw:frame>
        <draw:frame draw:style-name="gr40" draw:text-style-name="P7" draw:layer="layout" svg:width="9.164cm" svg:height="4.267cm" svg:x="17.328cm" svg:y="10.934cm">
          <draw:text-box>
            <text:p text:style-name="P6"># Heap as array</text:p>
            <text:p text:style-name="P6"><text:s text:c="3"/># For each node i</text:p>
            <text:p text:style-name="P6"><text:s text:c="6"/># Left child: <text:s text:c="2"/>2 * i + 1</text:p>
            <text:p text:style-name="P6"><text:s text:c="6"/># Right child: 2 * i + 2</text:p>
            <text:p text:style-name="P6"><text:s text:c="6"/># Parent: <text:s text:c="6"/>i % 2</text:p>
            <text:p text:style-name="P6"><text:s text:c="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Black" svg:font-family="'Noto Sans Mono Black'" style:font-adornments="Regular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Linux_X86_64 LibreOffice_project/420$Build-2</meta:generator>
    <dc:date>2024-06-20T20:37:24.946361287</dc:date>
    <meta:editing-duration>PT1H41M53S</meta:editing-duration>
    <meta:editing-cycles>5</meta:editing-cycles>
    <meta:document-statistic meta:object-count="68"/>
  </office:meta>
</office:document-meta>
</file>